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extLoadTimeWeav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ntextLoadTimeWeaver.setBeanClassLoader( ClassLoader class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ContextLoadTimeWeaver.createServerSpecificLoadTimeWeaver( ClassLoader class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ContextLoadTimeWeaver.DefaultContextLoadTimeWeaver(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xtLoadTimeWeaver.getInstrumentab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textLoadTimeWeav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textLoadTimeWeaver.getThrowawa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textLoadTimeWeaver.DefaultContext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